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Функционал кабинета владельца компании</text:span></text:h>
      <text:list text:style-name="L1">
        <text:list-item>
          <text:p text:style-name="P1"><text:span text:style-name="Strong_20_Emphasis">Управление транспортом</text:span></text:p>
          <text:list>
            <text:list-item>
              <text:p text:style-name="P2">Добавление, редактирование и удаление автобусов.</text:p>
            </text:list-item>
            <text:list-item>
              <text:p text:style-name="P2">Просмотр характеристик транспорта (количество мест, багажное отделение и др.).</text:p>
            </text:list-item>
            <text:list-item>
              <text:p text:style-name="P2">Назначение транспорта на маршруты.</text:p>
            </text:list-item>
          </text:list>
        </text:list-item>
        <text:list-item>
          <text:p text:style-name="P1"><text:span text:style-name="Strong_20_Emphasis">Управление водителями</text:span></text:p>
          <text:list>
            <text:list-item>
              <text:p text:style-name="P2">Добавление, редактирование и удаление водителей.</text:p>
            </text:list-item>
            <text:list-item>
              <text:p text:style-name="P2">Назначение водителей на рейсы.</text:p>
            </text:list-item>
            <text:list-item>
              <text:p text:style-name="P2">Контроль занятости и доступности водителей.</text:p>
            </text:list-item>
          </text:list>
        </text:list-item>
        <text:list-item>
          <text:p text:style-name="P1"><text:span text:style-name="Strong_20_Emphasis">Маршруты и рейсы</text:span></text:p>
          <text:list>
            <text:list-item>
              <text:p text:style-name="P2">Создание и редактирование маршрутов (города, расписание).</text:p>
            </text:list-item>
            <text:list-item>
              <text:p text:style-name="P2">Планирование рейсов (дата, время, транспорт, водитель).</text:p>
            </text:list-item>
            <text:list-item>
              <text:p text:style-name="P2">Просмотр списка запланированных рейсов.</text:p>
            </text:list-item>
            <text:list-item>
              <text:p text:style-name="P2">Отмена рейсов с уведомлением пассажиров.</text:p>
            </text:list-item>
          </text:list>
        </text:list-item>
        <text:list-item>
          <text:p text:style-name="P1"><text:span text:style-name="Strong_20_Emphasis">Статистика и финансы</text:span></text:p>
          <text:list>
            <text:list-item>
              <text:p text:style-name="P2">Отчеты по загруженности рейсов.</text:p>
            </text:list-item>
            <text:list-item>
              <text:p text:style-name="P2">Финансовые отчеты (доходы, расходы, прибыль).</text:p>
            </text:list-item>
            <text:list-item>
              <text:p text:style-name="P2">Анализ популярности маршрутов.</text:p>
            </text:list-item>
          </text:list>
        </text:list-item>
        <text:list-item>
          <text:p text:style-name="P1"><text:span text:style-name="Strong_20_Emphasis">Мониторинг поездок</text:span></text:p>
          <text:list>
            <text:list-item>
              <text:p text:style-name="P2">Просмотр текущих и завершенных рейсов.</text:p>
            </text:list-item>
            <text:list-item>
              <text:p text:style-name="P2">Контроль задержек и проблемных ситуаций.</text:p>
            </text:list-item>
            <text:list-item>
              <text:p text:style-name="P2">Связь с водителями.</text:p>
            </text:list-item>
          </text:list>
        </text:list-item>
        <text:list-item>
          <text:p text:style-name="P1"><text:span text:style-name="Strong_20_Emphasis">Связь с CRM</text:span></text:p>
          <text:list>
            <text:list-item>
              <text:p text:style-name="P2">Получение данных о занятости водителей.</text:p>
            </text:list-item>
            <text:list-item>
              <text:p text:style-name="P2">Автоматическое обновление статусов рейсов.</text:p>
            </text:list-item>
          </text:list>
        </text:list-item>
        <text:list-item>
          <text:p text:style-name="P1"><text:span text:style-name="Strong_20_Emphasis">Управление бронированием</text:span></text:p>
          <text:list>
            <text:list-item>
              <text:p text:style-name="P2">Просмотр списка бронирований.</text:p>
            </text:list-item>
            <text:list-item>
              <text:p text:style-name="P1">Управление отменами и возвратами.</text:p>
            </text:list-item>
          </text:list>
        </text:list-item>
      </text:list>
      <text:p text:style-name="Standard"/>
      <text:p text:style-name="Standard"/>
      <text:p text:style-name="Standard">меню транспорт</text:p>
      <text:p text:style-name="Standard">меню персонал</text:p>
      <text:p text:style-name="Standard">меню Маршруты и рейсы</text:p>
      <text:p text:style-name="Standard">меню Статистика и финансы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2:47:10.106321936</meta:creation-date>
    <dc:date>2025-02-14T12:47:33.874639921</dc:date>
    <meta:editing-duration>PT24S</meta:editing-duration>
    <meta:editing-cycles>1</meta:editing-cycles>
    <meta:document-statistic meta:table-count="0" meta:image-count="0" meta:object-count="0" meta:page-count="1" meta:paragraph-count="32" meta:word-count="154" meta:character-count="1095" meta:non-whitespace-character-count="1000"/>
    <meta:generator>LibreOffice/24.2.7.2$Linux_X86_64 LibreOffice_project/420$Build-2</meta:generator>
  </office:meta>
</office:document-meta>
</file>